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123908" officeooo:paragraph-rsid="00123908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 style:list-style-name="L2">
      <style:text-properties officeooo:paragraph-rsid="0011d860"/>
    </style:style>
    <style:style style:name="P42" style:family="paragraph" style:parent-style-name="Text_20_body" style:list-style-name="L3">
      <style:text-properties officeooo:paragraph-rsid="0011d860"/>
    </style:style>
    <style:style style:name="P43" style:family="paragraph" style:parent-style-name="Text_20_body" style:list-style-name="L4">
      <style:text-properties officeooo:rsid="001d6511" officeooo:paragraph-rsid="001d6511"/>
    </style:style>
    <style:style style:name="P44" style:family="paragraph" style:parent-style-name="Text_20_body" style:list-style-name="L4">
      <style:text-properties officeooo:rsid="002c7da6" officeooo:paragraph-rsid="002c7da6"/>
    </style:style>
    <style:style style:name="P45" style:family="paragraph" style:parent-style-name="Text_20_body" style:list-style-name="L5">
      <style:text-properties officeooo:paragraph-rsid="001288b0"/>
    </style:style>
    <style:style style:name="P46" style:family="paragraph" style:parent-style-name="Text_20_body" style:list-style-name="L6">
      <style:text-properties officeooo:rsid="0013552a" officeooo:paragraph-rsid="0013552a"/>
    </style:style>
    <style:style style:name="P47" style:family="paragraph" style:parent-style-name="Text_20_body" style:list-style-name="L7">
      <style:text-properties officeooo:rsid="0014f54d" officeooo:paragraph-rsid="0014f54d"/>
    </style:style>
    <style:style style:name="P48" style:family="paragraph" style:parent-style-name="Text_20_body">
      <style:text-properties officeooo:rsid="00469557" officeooo:paragraph-rsid="00469557"/>
    </style:style>
    <style:style style:name="P49" style:family="paragraph" style:parent-style-name="Text_20_body" style:list-style-name="L4">
      <style:text-properties officeooo:rsid="0046f3a6" officeooo:paragraph-rsid="0046f3a6"/>
    </style:style>
    <style:style style:name="P50" style:family="paragraph" style:parent-style-name="Heading_20_1">
      <style:text-properties officeooo:rsid="0014f54d" officeooo:paragraph-rsid="0014f54d"/>
    </style:style>
    <style:style style:name="P51" style:family="paragraph" style:parent-style-name="Heading_20_1">
      <style:paragraph-properties fo:break-before="page"/>
      <style:text-properties officeooo:rsid="00111039" officeooo:paragraph-rsid="00111039"/>
    </style:style>
    <style:style style:name="P52" style:family="paragraph" style:parent-style-name="Heading_20_1">
      <style:paragraph-properties fo:break-before="page"/>
      <style:text-properties officeooo:rsid="00123908" officeooo:paragraph-rsid="00123908"/>
    </style:style>
    <style:style style:name="P53" style:family="paragraph" style:parent-style-name="Heading_20_1">
      <style:paragraph-properties fo:break-before="page"/>
      <style:text-properties officeooo:rsid="001288b0" officeooo:paragraph-rsid="001288b0"/>
    </style:style>
    <style:style style:name="P54" style:family="paragraph" style:parent-style-name="Heading_20_1">
      <style:paragraph-properties fo:break-before="page"/>
      <style:text-properties officeooo:rsid="0013552a" officeooo:paragraph-rsid="0013552a"/>
    </style:style>
    <style:style style:name="P55" style:family="paragraph" style:parent-style-name="Heading_20_2">
      <style:text-properties officeooo:rsid="0011d860" officeooo:paragraph-rsid="0011d860"/>
    </style:style>
    <style:style style:name="P56" style:family="paragraph" style:parent-style-name="Heading_20_2">
      <style:text-properties officeooo:rsid="00123908" officeooo:paragraph-rsid="00123908"/>
    </style:style>
    <style:style style:name="P57" style:family="paragraph" style:parent-style-name="Heading_20_2">
      <style:text-properties officeooo:rsid="001288b0" officeooo:paragraph-rsid="001288b0"/>
    </style:style>
    <style:style style:name="P58" style:family="paragraph" style:parent-style-name="Heading_20_2">
      <style:text-properties officeooo:rsid="0013552a" officeooo:paragraph-rsid="0013552a"/>
    </style:style>
    <style:style style:name="P59" style:family="paragraph" style:parent-style-name="Heading_20_2">
      <style:text-properties officeooo:rsid="0012faf6" officeooo:paragraph-rsid="0013552a"/>
    </style:style>
    <style:style style:name="P60" style:family="paragraph" style:parent-style-name="Heading_20_2">
      <style:text-properties officeooo:rsid="0012faf6" officeooo:paragraph-rsid="0012faf6"/>
    </style:style>
    <style:style style:name="P61" style:family="paragraph" style:parent-style-name="Standard" style:list-style-name="L1">
      <style:text-properties officeooo:rsid="00111039" officeooo:paragraph-rsid="00111039"/>
    </style:style>
    <style:style style:name="P62" style:family="paragraph" style:parent-style-name="Standard" style:list-style-name="L1">
      <style:text-properties officeooo:rsid="00167a61" officeooo:paragraph-rsid="00167a61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453907543" text:style-name="L1">
        <text:list-item>
          <text:p text:style-name="P61"><text:span text:style-name="T6">Szymon</text:span>, <text:span text:style-name="T6">Szymajda</text:span>, <text:span text:style-name="T6">210339</text:span></text:p>
        </text:list-item>
        <text:list-item>
          <text:p text:style-name="P62">Zbigniew, Nowacki, 210284</text:p>
        </text:list-item>
        <text:list-item>
          <text:p text:style-name="P62">Oleksandr, Dubenko, 211651</text:p>
        </text:list-item>
        <text:list-item>
          <text:p text:style-name="P62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51" text:outline-level="1"><text:bookmark-start text:name="__RefHeading___Toc108_3699051073"/>Analiza problemu<text:bookmark-end text:name="__RefHeading___Toc108_3699051073"/></text:h>
      <text:h text:style-name="P55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1412159749" text:style-name="L2">
        <text:list-item>
          <text:p text:style-name="P41">firma nie posiada swojej infrastruktury i zamierza korzystać z rozwiązań chmurowych</text:p>
        </text:list-item>
        <text:list-item>
          <text:p text:style-name="P41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41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41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41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1454027829" text:style-name="L3">
        <text:list-item>
          <text:p text:style-name="P42">system sprzedażowy i chce zapisywać wszystkie operacje wykonywane na towar<text:span text:style-name="T7">a</text:span>ch ze wszystkich swoich oddziałów na świecie</text:p>
        </text:list-item>
        <text:list-item>
          <text:p text:style-name="P42">system zakładów bookmacherskich, gdzie konieczne jest zbieranie i analiza danych/statystyk meczów z całego świata</text:p>
        </text:list-item>
        <text:list-item>
          <text:p text:style-name="P42">system zbierający i analizujący dane z urządzeń typu IoT, np. czujników monitorujących stan montowanych w pojazdach ciężarowych, osobowych, maszynach przemysłowych itd.</text:p>
        </text:list-item>
        <text:list-item>
          <text:p text:style-name="P42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55" text:outline-level="2"><text:bookmark-start text:name="__RefHeading___Toc112_3699051073"/>Opis dużego zbioru danych testowych<text:bookmark-end text:name="__RefHeading___Toc112_3699051073"/></text:h>
      <text:p text:style-name="P14">Źródło danych, opis struktur danych.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3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55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3418783789" text:style-name="L4">
        <text:list-item>
          <text:p text:style-name="P43">MongoDB</text:p>
        </text:list-item>
        <text:list-item>
          <text:p text:style-name="P43">Cassandra</text:p>
        </text:list-item>
        <text:list-item>
          <text:p text:style-name="P44">HBase</text:p>
        </text:list-item>
        <text:list-item>
          <text:p text:style-name="P49">Redis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6">MongoDB</text:p>
          </table:table-cell>
          <table:table-cell table:style-name="Tabela1.A1" office:value-type="string">
            <text:p text:style-name="P16">Cassandra</text:p>
          </table:table-cell>
          <table:table-cell table:style-name="Tabela1.A1" office:value-type="string">
            <text:p text:style-name="P25">HBase</text:p>
          </table:table-cell>
          <table:table-cell table:style-name="Tabela1.E1" office:value-type="string">
            <text:p text:style-name="P31">Redis</text:p>
          </table:table-cell>
        </table:table-row>
        <table:table-row>
          <table:table-cell table:style-name="Tabela1.A2" office:value-type="string">
            <text:p text:style-name="P27">Model</text:p>
          </table:table-cell>
          <table:table-cell table:style-name="Tabela1.A2" office:value-type="string">
            <text:p text:style-name="P34">Zorientowany <text:span text:style-name="T15">na przechowywanie dokumentów</text:span></text:p>
          </table:table-cell>
          <table:table-cell table:style-name="Tabela1.A2" office:value-type="string">
            <text:p text:style-name="P34">Zorientowany kolumnowo</text:p>
          </table:table-cell>
          <table:table-cell table:style-name="Tabela1.A2" office:value-type="string">
            <text:p text:style-name="P34">Zorientowany kolumnowo</text:p>
          </table:table-cell>
          <table:table-cell table:style-name="Tabela1.E2" office:value-type="string">
            <text:p text:style-name="P35">Klucz-wartość</text:p>
          </table:table-cell>
        </table:table-row>
        <table:table-row>
          <table:table-cell table:style-name="Tabela1.A2" office:value-type="string">
            <text:p text:style-name="P27">API</text:p>
          </table:table-cell>
          <table:table-cell table:style-name="Tabela1.A2" office:value-type="string">
            <text:p text:style-name="P32">Zapytania <text:span text:style-name="T14">przy pomocy JSON</text:span></text:p>
          </table:table-cell>
          <table:table-cell table:style-name="Tabela1.A2" office:value-type="string">
            <text:p text:style-name="P28">J<text:span text:style-name="T13">a</text:span>va API, <text:span text:style-name="T16">Cassandra Query Lanugage</text:span></text:p>
          </table:table-cell>
          <table:table-cell table:style-name="Tabela1.A2" office:value-type="string">
            <text:p text:style-name="P28">Java API, RESTful HTTP API</text:p>
          </table:table-cell>
          <table:table-cell table:style-name="Tabela1.E2" office:value-type="string">
            <text:p text:style-name="P15">RESP - REdis Serialization Protocol </text:p>
          </table:table-cell>
        </table:table-row>
        <table:table-row>
          <table:table-cell table:style-name="Tabela1.A2" office:value-type="string">
            <text:p text:style-name="P17">Dostępność w razie awarii</text:p>
          </table:table-cell>
          <table:table-cell table:style-name="Tabela1.A2" office:value-type="string">
            <text:p text:style-name="P21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2">Model „multiple master” zapewnia odporność na awarię pojedynczych węzłów</text:p>
          </table:table-cell>
          <table:table-cell table:style-name="Tabela1.A2" office:value-type="string">
            <text:p text:style-name="P37">Architektura single master uniemożliwia zapis do bazy w przypadku awarii mastera.</text:p>
          </table:table-cell>
          <table:table-cell table:style-name="Tabela1.E2" office:value-type="string">
            <text:p text:style-name="P36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>
          <table:table-cell table:style-name="Tabela1.A2" office:value-type="string">
            <text:p text:style-name="P18">Przystosowanie do dużej ilości zapisów</text:p>
          </table:table-cell>
          <table:table-cell table:style-name="Tabela1.A2" office:value-type="string">
            <text:p text:style-name="P23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3">Zapisy może przyjmować którykolwiek z serwerów, a im jest ich więcej tym więcej zapisów może obsłużyć</text:p>
          </table:table-cell>
          <table:table-cell table:style-name="Tabela1.A2" office:value-type="string">
            <text:p text:style-name="P26">Podobnie jak Cassandra, ale tutaj log i cache nie są zapisywane jednocześnie, co czyni zapis <text:span text:style-name="T11">wolniejszym.</text:span></text:p>
          </table:table-cell>
          <table:table-cell table:style-name="Tabela1.E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9">Możliwość rozbudowy? (że umieścić bazy w kilku centrach)</text:p>
          </table:table-cell>
          <table:table-cell table:style-name="Tabela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ela1.A2" office:value-type="string">
            <text:p text:style-name="P24">Każdy węzeł jest identyczny</text:p>
          </table:table-cell>
          <table:table-cell table:style-name="Tabela1.A2" office:value-type="string">
            <text:p text:style-name="P15"/>
          </table:table-cell>
          <table:table-cell table:style-name="Tabela1.E2" office:value-type="string">
            <text:p text:style-name="P15"/>
          </table:table-cell>
        </table:table-row>
        <text:soft-page-break/>
        <table:table-row>
          <table:table-cell table:style-name="Tabela1.A2" office:value-type="string">
            <text:p text:style-name="P20">Skalowalność <text:span text:style-name="T12">dostępności</text:span>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30">Dostawienie serwera pozwala na lepszą dostępność do bazy</text:p>
          </table:table-cell>
          <table:table-cell table:style-name="Tabela1.A2" office:value-type="string">
            <text:p text:style-name="P15"/>
          </table:table-cell>
          <table:table-cell table:style-name="Tabela1.E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28">Spójność</text:p>
          </table:table-cell>
          <table:table-cell table:style-name="Tabela1.A2" office:value-type="string">
            <text:p text:style-name="P38">Domyślnie ciągła, w przypadku <text:s/>umożliwienia <text:s/>odczytu ze slave’ów ewentualna</text:p>
          </table:table-cell>
          <table:table-cell table:style-name="Tabela1.A2" office:value-type="string">
            <text:p text:style-name="P39">Ewentualna</text:p>
          </table:table-cell>
          <table:table-cell table:style-name="Tabela1.A2" office:value-type="string">
            <text:p text:style-name="P29">Ciągła</text:p>
          </table:table-cell>
          <table:table-cell table:style-name="Tabela1.E2" office:value-type="string">
            <text:p text:style-name="P40">Ciągła</text:p>
          </table:table-cell>
        </table:table-row>
        <table:table-row>
          <table:table-cell table:style-name="Tabela1.A2" office:value-type="string">
            <text:p text:style-name="P30">Twierdzenie CAP (Consistency, Availability, Partition Tolerance)</text:p>
          </table:table-cell>
          <table:table-cell table:style-name="Tabela1.A2" office:value-type="string">
            <text:p text:style-name="P30">CP</text:p>
          </table:table-cell>
          <table:table-cell table:style-name="Tabela1.A2" office:value-type="string">
            <text:p text:style-name="P30">AP</text:p>
          </table:table-cell>
          <table:table-cell table:style-name="Tabela1.A2" office:value-type="string">
            <text:p text:style-name="P30">CP</text:p>
          </table:table-cell>
          <table:table-cell table:style-name="Tabela1.E2" office:value-type="string">
            <text:p text:style-name="P33">CP</text:p>
          </table:table-cell>
        </table:table-row>
      </table:table>
      <text:p text:style-name="P6"/>
      <text:p text:style-name="P6">Uzasadnienie wyboru systemu baz danych</text:p>
      <text:p text:style-name="P48">Po analizie wybranych cech systemów baz danych wybraliśmy Cassandre. Dla naszego przypadku użycia potrzebujemy column-oriented bazę danych więc MongoDB jest subopytmalnym wariantem. Redis nie jest dobrym wyborem po przechowuje dane w pamięci. przechowanie w pamięci powoduje bardzo szybkie odczytywanie i zapisywanie danych ale szybkość odczytu nie jest aż tak krytyczna dla naszego przypadku. naszym wymaganiem jest przechowywanie dużej ilości danych co w teorii my możemy zrobić w RAMie ale to spowodowało by bardzo wysoki koszt takiego systemu. z popularnych column-oriented baz danych wybraliśmy HBase i Cassandre. oba rozwiązanie są szeroko stosowane i maja dużo dostępnych materiałów do obsługiwania tymi systemami. w końcu wybór padł na Cassandre głownie z dwóch przyczyn: łatwiejsza konfiguracja i lepsza dokumentacja. Konfiguracja HBase systemu typu master-slave za pomocą ZooKeeper'a jest bardziej złożona i może spowodować więcej problemów w przyszłości.</text:p>
      <text:h text:style-name="P52" text:outline-level="1"><text:bookmark-start text:name="__RefHeading___Toc116_3699051073"/>Prototyp<text:bookmark-end text:name="__RefHeading___Toc116_3699051073"/></text:h>
      <text:h text:style-name="P56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994933617" text:style-name="L5">
        <text:list-item>
          <text:p text:style-name="P45">Dokładny opis metod RESTful API wymaganych do działania systemu </text:p>
        </text:list-item>
        <text:list-item>
          <text:p text:style-name="P45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57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57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53" text:outline-level="1"><text:bookmark-start text:name="__RefHeading___Toc124_3699051073"/>Skalowanie rozwiązania<text:bookmark-end text:name="__RefHeading___Toc124_3699051073"/></text:h>
      <text:h text:style-name="P57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58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9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60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54" text:outline-level="1"><text:bookmark-start text:name="__RefHeading___Toc134_3699051073"/>Rozproszenie geograficzne<text:bookmark-end text:name="__RefHeading___Toc134_3699051073"/></text:h>
      <text:h text:style-name="P58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58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580767110" text:style-name="L6">
        <text:list-item>
          <text:p text:style-name="P46">klaster bazodanowy był rozdystrybuowany na dwa centra danych</text:p>
        </text:list-item>
        <text:list-item>
          <text:p text:style-name="P46">centra danych zapewniały spójność i zgodność danych</text:p>
        </text:list-item>
        <text:list-item>
          <text:p text:style-name="P46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58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54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50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50" text:outline-level="1"><text:bookmark-start text:name="__RefHeading___Toc146_3699051073"/>Uwagi<text:bookmark-end text:name="__RefHeading___Toc146_3699051073"/></text:h>
      <text:list xml:id="list1439504156" text:style-name="L7">
        <text:list-item>
          <text:p text:style-name="P47">Pod rysunkami i listingami w sprawozdaniu umieść numerowane podpisy</text:p>
        </text:list-item>
        <text:list-item>
          <text:p text:style-name="P47">W treści pracy stosuj dodawanie referencji do numerowanych elementów, nie pisz poniżej/powyżej, w kolejnym rozdziale itd.</text:p>
        </text:list-item>
        <text:list-item>
          <text:p text:style-name="P47">W treści pracy umieść referencje do literatury z której korzystasz np. przy analizie systemów baz danych</text:p>
        </text:list-item>
        <text:list-item>
          <text:p text:style-name="P47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8T16:17:30.533568398</dc:date>
    <meta:editing-duration>PT2H35M25S</meta:editing-duration>
    <meta:editing-cycles>49</meta:editing-cycles>
    <meta:generator>LibreOffice/5.3.0.3$MacOSX_X86_64 LibreOffice_project/7074905676c47b82bbcfbea1aeefc84afe1c50e1</meta:generator>
    <meta:document-statistic meta:table-count="1" meta:image-count="0" meta:object-count="0" meta:page-count="9" meta:paragraph-count="149" meta:word-count="1476" meta:character-count="10472" meta:non-whitespace-character-count="9184"/>
  </office:meta>
</office:document-meta>
</file>